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6_19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3 September 1867</text:p>
      <text:p text:style-name="P2">Month<text:tab/><text:tab/><text:tab/><text:tab/><text:tab/><text:tab/>September</text:p>
      <text:p text:style-name="P2">Year<text:tab/><text:tab/><text:tab/><text:tab/><text:tab/><text:tab/>1867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New York 23 Sept(/)67/</text:p>
      <text:p text:style-name="P2">Revd S. Morais/</text:p>
      <text:p text:style-name="P2"><text:tab/>My dear sir!/</text:p>
      <text:p text:style-name="P2"><text:span text:style-name="T1"><text:tab/>I have to acknowledge with my/ last thanks your two very polite replies/ to my enquiry[sic] in regard to Yebbim &amp;/ Halitza. <text:s/>All your remarks upon/ same have been carefully perused by/ me &amp; laid before our Hazan. <text:s/>Altho'/ a large number of persons, considering/ themselves authorities, assert this marriage/ cannot take place. <text:s/>I decidedly/ agree with you that it </text:span><text:span text:style-name="T2">can</text:span><text:span text:style-name="T3"> take/ place &amp; that it is a positive commandment/ in our Holy Bible no one can dispute/</text:span></text:p>
      <text:p text:style-name="P5"><text:tab/>On the other hand I agree with you/ that under the circumstances the/ consent of H[?] Aston of London/ should be obtained &amp; shall assuredly/ suggest this co[?]./</text:p>
      <text:p text:style-name="P5"><text:tab/>The engagement a [?] [?]/ England &amp; the fact of nothing being/ said against it proves to me c[?]/ that it is considered right or then/</text:p>
      <text:p text:style-name="P5"/>
      <text:p text:style-name="P5"><text:soft-page-break/>[Page 2]</text:p>
      <text:p text:style-name="P5">would have been a Howl[?] “a[?]/ than there as been here--/</text:p>
      <text:p text:style-name="P5"><text:tab/>I took the liberty of applying/ to you for your opinion, having/ great faith in your knowledge/ of the intricacies of our [?]/ treatises &amp; I trust you will excuse/ the trouble./</text:p>
      <text:p text:style-name="P5"><text:tab/>Trusting this will find you/ &amp; yr. good family in the enjoyment/ of health &amp; happiness &amp; wishing you/ all a Happy New Year/</text:p>
      <text:p text:style-name="P5"><text:tab/>I am my dear Sir/</text:p>
      <text:p text:style-name="P5"><text:tab/><text:tab/>yours very truly/</text:p>
      <text:p text:style-name="P5"><text:tab/><text:tab/>[?]/</text:p>
      <text:p text:style-name="P5">I hope some day to have the pleasure/ of seeing you in New York &amp; have/ a long chat together/</text:p>
      <text:p text:style-name="P5"/>
      <text:p text:style-name="P5">No 45. West 46th/</text:p>
      <text:p text:style-name="P5"/>
      <text:p text:style-name="P5">[Page 3]</text:p>
      <text:p text:style-name="P5">When you see our friend/ Mr Edward Moses Please/ present my kind regards/ to him &amp; say I hope he is wel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9T11:12:02</meta:creation-date>
    <dc:date>2011-12-12T14:31:16.07</dc:date>
    <dc:language>en-US</dc:language>
    <meta:editing-cycles>3</meta:editing-cycles>
    <meta:editing-duration>PT00H00M29S</meta:editing-duration>
    <dc:creator>Penn Libraries</dc:creator>
    <meta:document-statistic meta:table-count="0" meta:image-count="0" meta:object-count="0" meta:page-count="3" meta:paragraph-count="78" meta:word-count="441" meta:character-count="2709"/>
    <meta:user-defined meta:name="Info 1"/>
    <meta:user-defined meta:name="Info 2"/>
    <meta:user-defined meta:name="Info 3"/>
    <meta:user-defined meta:name="Info 4"/>
  </office:meta>
</office:document-meta>
</file>